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Domain Cod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reaCode</text:p>
          </table:table-cell>
          <table:table-cell office:value-type="string" calcext:value-type="string">
            <text:p>AreaName</text:p>
          </table:table-cell>
          <table:table-cell office:value-type="string" calcext:value-type="string">
            <text:p>ElementCode</text:p>
          </table:table-cell>
          <table:table-cell office:value-type="string" calcext:value-type="string">
            <text:p>ElementName</text:p>
          </table:table-cell>
          <table:table-cell office:value-type="string" calcext:value-type="string">
            <text:p>ItemCode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lagD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2.4" calcext:value-type="float">
            <text:p>112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32.57" calcext:value-type="float">
            <text:p>132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5.15" calcext:value-type="float">
            <text:p>115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3.44" calcext:value-type="float">
            <text:p>83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9.17" calcext:value-type="float">
            <text:p>89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0.53" calcext:value-type="float">
            <text:p>70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2.13" calcext:value-type="float">
            <text:p>92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28" calcext:value-type="float">
            <text:p>102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1.43" calcext:value-type="float">
            <text:p>111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8.46" calcext:value-type="float">
            <text:p>108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04" calcext:value-type="float">
            <text:p>101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67" calcext:value-type="float">
            <text:p>102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3.41" calcext:value-type="float">
            <text:p>103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erican Samo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erican Samo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erican Samo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5.74" calcext:value-type="float">
            <text:p>95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93" calcext:value-type="float">
            <text:p>101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63" calcext:value-type="float">
            <text:p>102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22" calcext:value-type="float">
            <text:p>102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4.48" calcext:value-type="float">
            <text:p>104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85" calcext:value-type="float">
            <text:p>105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8.63" calcext:value-type="float">
            <text:p>10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97" calcext:value-type="float">
            <text:p>101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38" calcext:value-type="float">
            <text:p>103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89" calcext:value-type="float">
            <text:p>100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9.06" calcext:value-type="float">
            <text:p>119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0.16" calcext:value-type="float">
            <text:p>100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3.67" calcext:value-type="float">
            <text:p>113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5.52" calcext:value-type="float">
            <text:p>105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0.47" calcext:value-type="float">
            <text:p>90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7" calcext:value-type="float">
            <text:p>103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0.85" calcext:value-type="float">
            <text:p>110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6.45" calcext:value-type="float">
            <text:p>106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40.16" calcext:value-type="float">
            <text:p>140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7" calcext:value-type="float">
            <text:p>102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7.4" calcext:value-type="float">
            <text:p>107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3" calcext:value-type="float">
            <text:p>102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9.19" calcext:value-type="float">
            <text:p>109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78.02" calcext:value-type="float">
            <text:p>78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11.57" calcext:value-type="float">
            <text:p>111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7.47" calcext:value-type="float">
            <text:p>107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0.28" calcext:value-type="float">
            <text:p>100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89.06" calcext:value-type="float">
            <text:p>89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93.67" calcext:value-type="float">
            <text:p>193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3.89" calcext:value-type="float">
            <text:p>73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42.89" calcext:value-type="float">
            <text:p>142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2.62" calcext:value-type="float">
            <text:p>92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7.05" calcext:value-type="float">
            <text:p>87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39" calcext:value-type="float">
            <text:p>112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4.94" calcext:value-type="float">
            <text:p>94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3.44" calcext:value-type="float">
            <text:p>103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95" calcext:value-type="float">
            <text:p>101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09" calcext:value-type="float">
            <text:p>103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04" calcext:value-type="float">
            <text:p>102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9" calcext:value-type="float">
            <text:p>104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55" calcext:value-type="float">
            <text:p>103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rm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86" calcext:value-type="float">
            <text:p>102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rm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53" calcext:value-type="float">
            <text:p>102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rm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rmu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8.75" calcext:value-type="float">
            <text:p>108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7.87" calcext:value-type="float">
            <text:p>107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78" calcext:value-type="float">
            <text:p>100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7.53" calcext:value-type="float">
            <text:p>127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9.73" calcext:value-type="float">
            <text:p>109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5.49" calcext:value-type="float">
            <text:p>105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6.28" calcext:value-type="float">
            <text:p>116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7.05" calcext:value-type="float">
            <text:p>107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87.11" calcext:value-type="float">
            <text:p>87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7.52" calcext:value-type="float">
            <text:p>107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5.82" calcext:value-type="float">
            <text:p>105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0.32" calcext:value-type="float">
            <text:p>100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9.72" calcext:value-type="float">
            <text:p>109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1.78" calcext:value-type="float">
            <text:p>81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06" calcext:value-type="float">
            <text:p>100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3.21" calcext:value-type="float">
            <text:p>113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4.46" calcext:value-type="float">
            <text:p>104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omo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13" calcext:value-type="float">
            <text:p>100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omo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omo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7" calcext:value-type="float">
            <text:p>101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92" calcext:value-type="float">
            <text:p>100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3.37" calcext:value-type="float">
            <text:p>113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26.23" calcext:value-type="float">
            <text:p>126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30.82" calcext:value-type="float">
            <text:p>130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44" calcext:value-type="float">
            <text:p>101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.08" calcext:value-type="float">
            <text:p>91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238.29" calcext:value-type="float">
            <text:p>238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7.64" calcext:value-type="float">
            <text:p>107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5.26" calcext:value-type="float">
            <text:p>85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9.33" calcext:value-type="float">
            <text:p>109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92" calcext:value-type="float">
            <text:p>101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9.69" calcext:value-type="float">
            <text:p>109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9.81" calcext:value-type="float">
            <text:p>109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1.8" calcext:value-type="float">
            <text:p>111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5.04" calcext:value-type="float">
            <text:p>115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8.52" calcext:value-type="float">
            <text:p>108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18.1" calcext:value-type="float">
            <text:p>118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7.05" calcext:value-type="float">
            <text:p>107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6.28" calcext:value-type="float">
            <text:p>116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23.71" calcext:value-type="float">
            <text:p>123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6.14" calcext:value-type="float">
            <text:p>116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26.92" calcext:value-type="float">
            <text:p>126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49.86" calcext:value-type="float">
            <text:p>149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54.68" calcext:value-type="float">
            <text:p>54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1.37" calcext:value-type="float">
            <text:p>111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34" calcext:value-type="float">
            <text:p>102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0.26" calcext:value-type="float">
            <text:p>100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0.56" calcext:value-type="float">
            <text:p>90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2.99" calcext:value-type="float">
            <text:p>82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3.9" calcext:value-type="float">
            <text:p>123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7.86" calcext:value-type="float">
            <text:p>117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1.37" calcext:value-type="float">
            <text:p>111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7.7" calcext:value-type="float">
            <text:p>107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61" calcext:value-type="float">
            <text:p>100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9.67" calcext:value-type="float">
            <text:p>109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13" calcext:value-type="float">
            <text:p>101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88" calcext:value-type="float">
            <text:p>100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4.19" calcext:value-type="float">
            <text:p>104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33" calcext:value-type="float">
            <text:p>101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12" calcext:value-type="float">
            <text:p>93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2.14" calcext:value-type="float">
            <text:p>102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2.77" calcext:value-type="float">
            <text:p>112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5.04" calcext:value-type="float">
            <text:p>95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6.42" calcext:value-type="float">
            <text:p>86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09" calcext:value-type="float">
            <text:p>100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8.67" calcext:value-type="float">
            <text:p>88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6.68" calcext:value-type="float">
            <text:p>106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0.55" calcext:value-type="float">
            <text:p>110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68" calcext:value-type="float">
            <text:p>100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1.07" calcext:value-type="float">
            <text:p>111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4.75" calcext:value-type="float">
            <text:p>104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8.95" calcext:value-type="float">
            <text:p>108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61" calcext:value-type="float">
            <text:p>100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69" calcext:value-type="float">
            <text:p>101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89.25" calcext:value-type="float">
            <text:p>89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04" calcext:value-type="float">
            <text:p>105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27" calcext:value-type="float">
            <text:p>102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3.4" calcext:value-type="float">
            <text:p>103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3.26" calcext:value-type="float">
            <text:p>103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66" calcext:value-type="float">
            <text:p>102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1.17" calcext:value-type="float">
            <text:p>101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1.91" calcext:value-type="float">
            <text:p>101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75" calcext:value-type="float">
            <text:p>106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.01" calcext:value-type="float">
            <text:p>109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5.34" calcext:value-type="float">
            <text:p>105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7.95" calcext:value-type="float">
            <text:p>107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7.79" calcext:value-type="float">
            <text:p>107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1.12" calcext:value-type="float">
            <text:p>91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or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or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or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64" calcext:value-type="float">
            <text:p>100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or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05" calcext:value-type="float">
            <text:p>100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22.36" calcext:value-type="float">
            <text:p>122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6.98" calcext:value-type="float">
            <text:p>106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ok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ok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ok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ok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56" calcext:value-type="float">
            <text:p>105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33" calcext:value-type="float">
            <text:p>103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48" calcext:value-type="float">
            <text:p>103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08" calcext:value-type="float">
            <text:p>102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12" calcext:value-type="float">
            <text:p>106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2.99" calcext:value-type="float">
            <text:p>92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67" calcext:value-type="float">
            <text:p>101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66.72" calcext:value-type="float">
            <text:p>66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4.89" calcext:value-type="float">
            <text:p>94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3.43" calcext:value-type="float">
            <text:p>93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3.23" calcext:value-type="float">
            <text:p>93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56.19" calcext:value-type="float">
            <text:p>56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67.9" calcext:value-type="float">
            <text:p>67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16.3" calcext:value-type="float">
            <text:p>116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zerbaij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79" calcext:value-type="float">
            <text:p>101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zerbaij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79" calcext:value-type="float">
            <text:p>103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zerbaij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7.09" calcext:value-type="float">
            <text:p>87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zerbaij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8.49" calcext:value-type="float">
            <text:p>108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8" calcext:value-type="float">
            <text:p>100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13" calcext:value-type="float">
            <text:p>100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6.38" calcext:value-type="float">
            <text:p>106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58" calcext:value-type="float">
            <text:p>102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66.33" calcext:value-type="float">
            <text:p>66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omin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omin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58" calcext:value-type="float">
            <text:p>101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omin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omin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omin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omin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8.9" calcext:value-type="float">
            <text:p>108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omin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8.57" calcext:value-type="float">
            <text:p>108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omin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08" calcext:value-type="float">
            <text:p>102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omin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27.01" calcext:value-type="float">
            <text:p>127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ominican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9.37" calcext:value-type="float">
            <text:p>109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8.95" calcext:value-type="float">
            <text:p>108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5.49" calcext:value-type="float">
            <text:p>75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7.95" calcext:value-type="float">
            <text:p>107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0.9" calcext:value-type="float">
            <text:p>100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34.51" calcext:value-type="float">
            <text:p>134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5.33" calcext:value-type="float">
            <text:p>85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1.83" calcext:value-type="float">
            <text:p>91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8.13" calcext:value-type="float">
            <text:p>118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4.46" calcext:value-type="float">
            <text:p>104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21.35" calcext:value-type="float">
            <text:p>121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4.06" calcext:value-type="float">
            <text:p>124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62.27" calcext:value-type="float">
            <text:p>62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9.42" calcext:value-type="float">
            <text:p>109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5.81" calcext:value-type="float">
            <text:p>105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7.63" calcext:value-type="float">
            <text:p>117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36.62" calcext:value-type="float">
            <text:p>136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67" calcext:value-type="float">
            <text:p>112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7.4" calcext:value-type="float">
            <text:p>107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1.51" calcext:value-type="float">
            <text:p>101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63" calcext:value-type="float">
            <text:p>102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6.78" calcext:value-type="float">
            <text:p>96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65" calcext:value-type="float">
            <text:p>101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4.32" calcext:value-type="float">
            <text:p>114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29.08" calcext:value-type="float">
            <text:p>129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24" calcext:value-type="float">
            <text:p>104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quatorial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quatorial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quatorial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quatorial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quatorial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9.39" calcext:value-type="float">
            <text:p>109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36.01" calcext:value-type="float">
            <text:p>136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58" calcext:value-type="float">
            <text:p>106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0.48" calcext:value-type="float">
            <text:p>100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4.84" calcext:value-type="float">
            <text:p>104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roe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roe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kland Islands (Malvinas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kland Islands (Malvinas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12" calcext:value-type="float">
            <text:p>100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kland Islands (Malvinas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25" calcext:value-type="float">
            <text:p>105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3.91" calcext:value-type="float">
            <text:p>103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4.03" calcext:value-type="float">
            <text:p>104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72" calcext:value-type="float">
            <text:p>104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27" calcext:value-type="float">
            <text:p>101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33" calcext:value-type="float">
            <text:p>102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29" calcext:value-type="float">
            <text:p>100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266.76" calcext:value-type="float">
            <text:p>266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8.56" calcext:value-type="float">
            <text:p>118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74" calcext:value-type="float">
            <text:p>95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6.22" calcext:value-type="float">
            <text:p>106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02" calcext:value-type="float">
            <text:p>92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2.19" calcext:value-type="float">
            <text:p>82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81.63" calcext:value-type="float">
            <text:p>81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nch Gui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9.99" calcext:value-type="float">
            <text:p>109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nch Gui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65.97" calcext:value-type="float">
            <text:p>65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nch Gui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26.04" calcext:value-type="float">
            <text:p>26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nch Gui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5.07" calcext:value-type="float">
            <text:p>105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nch Gui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nch Gui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9.29" calcext:value-type="float">
            <text:p>89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47" calcext:value-type="float">
            <text:p>101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jibou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8.93" calcext:value-type="float">
            <text:p>108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jibou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77" calcext:value-type="float">
            <text:p>104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jibou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jibou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73.92" calcext:value-type="float">
            <text:p>173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75.61" calcext:value-type="float">
            <text:p>75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6.79" calcext:value-type="float">
            <text:p>86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0.26" calcext:value-type="float">
            <text:p>110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34.78" calcext:value-type="float">
            <text:p>134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33.44" calcext:value-type="float">
            <text:p>133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69.4" calcext:value-type="float">
            <text:p>69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1.5" calcext:value-type="float">
            <text:p>71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.79" calcext:value-type="float">
            <text:p>91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4.3" calcext:value-type="float">
            <text:p>74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66" calcext:value-type="float">
            <text:p>102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0.82" calcext:value-type="float">
            <text:p>90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7.14" calcext:value-type="float">
            <text:p>107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12" calcext:value-type="float">
            <text:p>100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88" calcext:value-type="float">
            <text:p>102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0.75" calcext:value-type="float">
            <text:p>90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4.39" calcext:value-type="float">
            <text:p>104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6.06" calcext:value-type="float">
            <text:p>106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28.46" calcext:value-type="float">
            <text:p>128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31.35" calcext:value-type="float">
            <text:p>131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35" calcext:value-type="float">
            <text:p>101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6.93" calcext:value-type="float">
            <text:p>106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26.85" calcext:value-type="float">
            <text:p>126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37" calcext:value-type="float">
            <text:p>105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iriba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iriba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0.76" calcext:value-type="float">
            <text:p>110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7.21" calcext:value-type="float">
            <text:p>107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1.1" calcext:value-type="float">
            <text:p>101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32" calcext:value-type="float">
            <text:p>100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4.33" calcext:value-type="float">
            <text:p>104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76.37" calcext:value-type="float">
            <text:p>176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34" calcext:value-type="float">
            <text:p>102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ree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reen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2.14" calcext:value-type="float">
            <text:p>102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2.99" calcext:value-type="float">
            <text:p>92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0.45" calcext:value-type="float">
            <text:p>90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3" calcext:value-type="float">
            <text:p>102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43.99" calcext:value-type="float">
            <text:p>143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77" calcext:value-type="float">
            <text:p>103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46.89" calcext:value-type="float">
            <text:p>146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4.84" calcext:value-type="float">
            <text:p>104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3.67" calcext:value-type="float">
            <text:p>103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adelou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64.82" calcext:value-type="float">
            <text:p>64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74" calcext:value-type="float">
            <text:p>102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35" calcext:value-type="float">
            <text:p>101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8.58" calcext:value-type="float">
            <text:p>108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2.65" calcext:value-type="float">
            <text:p>92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31" calcext:value-type="float">
            <text:p>106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89" calcext:value-type="float">
            <text:p>104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2.16" calcext:value-type="float">
            <text:p>112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74.61" calcext:value-type="float">
            <text:p>74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63" calcext:value-type="float">
            <text:p>103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7.96" calcext:value-type="float">
            <text:p>77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uy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84" calcext:value-type="float">
            <text:p>104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uy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uy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uy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uy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1.13" calcext:value-type="float">
            <text:p>91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3.61" calcext:value-type="float">
            <text:p>93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5.77" calcext:value-type="float">
            <text:p>105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22" calcext:value-type="float">
            <text:p>112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2.36" calcext:value-type="float">
            <text:p>112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92" calcext:value-type="float">
            <text:p>101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67" calcext:value-type="float">
            <text:p>102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0.17" calcext:value-type="float">
            <text:p>80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79.19" calcext:value-type="float">
            <text:p>79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5.66" calcext:value-type="float">
            <text:p>95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1.77" calcext:value-type="float">
            <text:p>91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78.53" calcext:value-type="float">
            <text:p>78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85.36" calcext:value-type="float">
            <text:p>185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1.44" calcext:value-type="float">
            <text:p>111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7.02" calcext:value-type="float">
            <text:p>107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33" calcext:value-type="float">
            <text:p>103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7.97" calcext:value-type="float">
            <text:p>107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31.74" calcext:value-type="float">
            <text:p>131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87.38" calcext:value-type="float">
            <text:p>87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0.09" calcext:value-type="float">
            <text:p>90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83" calcext:value-type="float">
            <text:p>100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72" calcext:value-type="float">
            <text:p>103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1.37" calcext:value-type="float">
            <text:p>91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17" calcext:value-type="float">
            <text:p>102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0.65" calcext:value-type="float">
            <text:p>110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39" calcext:value-type="float">
            <text:p>100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0.36" calcext:value-type="float">
            <text:p>100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25" calcext:value-type="float">
            <text:p>102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75" calcext:value-type="float">
            <text:p>101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28" calcext:value-type="float">
            <text:p>106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6.22" calcext:value-type="float">
            <text:p>106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7.12" calcext:value-type="float">
            <text:p>107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1.54" calcext:value-type="float">
            <text:p>111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39" calcext:value-type="float">
            <text:p>106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6.59" calcext:value-type="float">
            <text:p>106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23" calcext:value-type="float">
            <text:p>104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24.04" calcext:value-type="float">
            <text:p>124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81" calcext:value-type="float">
            <text:p>101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7.99" calcext:value-type="float">
            <text:p>87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4.71" calcext:value-type="float">
            <text:p>104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7.84" calcext:value-type="float">
            <text:p>107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5.91" calcext:value-type="float">
            <text:p>105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52.8" calcext:value-type="float">
            <text:p>152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6.56" calcext:value-type="float">
            <text:p>116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23.88" calcext:value-type="float">
            <text:p>123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2.24" calcext:value-type="float">
            <text:p>92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19.84" calcext:value-type="float">
            <text:p>119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42" calcext:value-type="float">
            <text:p>101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28" calcext:value-type="float">
            <text:p>101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4.45" calcext:value-type="float">
            <text:p>104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86.86" calcext:value-type="float">
            <text:p>86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68.03" calcext:value-type="float">
            <text:p>68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58.79" calcext:value-type="float">
            <text:p>58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6.45" calcext:value-type="float">
            <text:p>86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7.64" calcext:value-type="float">
            <text:p>107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0.59" calcext:value-type="float">
            <text:p>110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81.11" calcext:value-type="float">
            <text:p>181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3.56" calcext:value-type="float">
            <text:p>93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2" calcext:value-type="float">
            <text:p>105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28" calcext:value-type="float">
            <text:p>95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31.19" calcext:value-type="float">
            <text:p>31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52" calcext:value-type="float">
            <text:p>100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1.98" calcext:value-type="float">
            <text:p>81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2.35" calcext:value-type="float">
            <text:p>92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10.5" calcext:value-type="float">
            <text:p>110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3.77" calcext:value-type="float">
            <text:p>103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48" calcext:value-type="float">
            <text:p>100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44" calcext:value-type="float">
            <text:p>100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48" calcext:value-type="float">
            <text:p>100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68" calcext:value-type="float">
            <text:p>100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0.92" calcext:value-type="float">
            <text:p>100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Ã´te d'Ivoi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2.36" calcext:value-type="float">
            <text:p>102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17" calcext:value-type="float">
            <text:p>104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46" calcext:value-type="float">
            <text:p>103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21.78" calcext:value-type="float">
            <text:p>121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6.76" calcext:value-type="float">
            <text:p>126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35.83" calcext:value-type="float">
            <text:p>135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39.34" calcext:value-type="float">
            <text:p>139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66.19" calcext:value-type="float">
            <text:p>66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5.51" calcext:value-type="float">
            <text:p>75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2.84" calcext:value-type="float">
            <text:p>92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53" calcext:value-type="float">
            <text:p>103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96" calcext:value-type="float">
            <text:p>95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53" calcext:value-type="float">
            <text:p>105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5.87" calcext:value-type="float">
            <text:p>85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0.07" calcext:value-type="float">
            <text:p>110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0.74" calcext:value-type="float">
            <text:p>110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78.11" calcext:value-type="float">
            <text:p>78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47.61" calcext:value-type="float">
            <text:p>47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0.14" calcext:value-type="float">
            <text:p>100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11.84" calcext:value-type="float">
            <text:p>111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25.86" calcext:value-type="float">
            <text:p>25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75" calcext:value-type="float">
            <text:p>100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15" calcext:value-type="float">
            <text:p>100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84.34" calcext:value-type="float">
            <text:p>184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6.93" calcext:value-type="float">
            <text:p>106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18" calcext:value-type="float">
            <text:p>102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4.58" calcext:value-type="float">
            <text:p>94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8.94" calcext:value-type="float">
            <text:p>108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6.86" calcext:value-type="float">
            <text:p>106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7" calcext:value-type="float">
            <text:p>102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2.04" calcext:value-type="float">
            <text:p>102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3.76" calcext:value-type="float">
            <text:p>103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5.6" calcext:value-type="float">
            <text:p>95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02" calcext:value-type="float">
            <text:p>100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5.56" calcext:value-type="float">
            <text:p>105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39" calcext:value-type="float">
            <text:p>106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59" calcext:value-type="float">
            <text:p>102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9.55" calcext:value-type="float">
            <text:p>109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4.39" calcext:value-type="float">
            <text:p>104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4.45" calcext:value-type="float">
            <text:p>104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14.86" calcext:value-type="float">
            <text:p>114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0.32" calcext:value-type="float">
            <text:p>110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2.52" calcext:value-type="float">
            <text:p>112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25.52" calcext:value-type="float">
            <text:p>125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4.56" calcext:value-type="float">
            <text:p>104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45.23" calcext:value-type="float">
            <text:p>45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3.44" calcext:value-type="float">
            <text:p>113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8.16" calcext:value-type="float">
            <text:p>108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4.97" calcext:value-type="float">
            <text:p>124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82" calcext:value-type="float">
            <text:p>100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27" calcext:value-type="float">
            <text:p>101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3.76" calcext:value-type="float">
            <text:p>93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8.77" calcext:value-type="float">
            <text:p>108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88" calcext:value-type="float">
            <text:p>106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11" calcext:value-type="float">
            <text:p>102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2.23" calcext:value-type="float">
            <text:p>92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67.96" calcext:value-type="float">
            <text:p>67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83" calcext:value-type="float">
            <text:p>102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3.92" calcext:value-type="float">
            <text:p>93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72" calcext:value-type="float">
            <text:p>100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9.45" calcext:value-type="float">
            <text:p>89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5.8" calcext:value-type="float">
            <text:p>105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39.18" calcext:value-type="float">
            <text:p>139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03" calcext:value-type="float">
            <text:p>104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1.25" calcext:value-type="float">
            <text:p>101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33" calcext:value-type="float">
            <text:p>103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76" calcext:value-type="float">
            <text:p>106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2.01" calcext:value-type="float">
            <text:p>112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56" calcext:value-type="float">
            <text:p>102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7.13" calcext:value-type="float">
            <text:p>77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5.07" calcext:value-type="float">
            <text:p>105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35" calcext:value-type="float">
            <text:p>102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6.57" calcext:value-type="float">
            <text:p>106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7.79" calcext:value-type="float">
            <text:p>107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29" calcext:value-type="float">
            <text:p>103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76.85" calcext:value-type="float">
            <text:p>76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68.96" calcext:value-type="float">
            <text:p>68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98" calcext:value-type="float">
            <text:p>101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68" calcext:value-type="float">
            <text:p>105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7.58" calcext:value-type="float">
            <text:p>87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2.02" calcext:value-type="float">
            <text:p>92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2.27" calcext:value-type="float">
            <text:p>122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ina, Macao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09" calcext:value-type="float">
            <text:p>103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ina, Macao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ina, Macao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ina, Macao S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2.16" calcext:value-type="float">
            <text:p>112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24" calcext:value-type="float">
            <text:p>102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7.5" calcext:value-type="float">
            <text:p>117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5.28" calcext:value-type="float">
            <text:p>105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6.67" calcext:value-type="float">
            <text:p>106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05" calcext:value-type="float">
            <text:p>104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4.7" calcext:value-type="float">
            <text:p>114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22.83" calcext:value-type="float">
            <text:p>122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5.75" calcext:value-type="float">
            <text:p>75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26.74" calcext:value-type="float">
            <text:p>126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02" calcext:value-type="float">
            <text:p>101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92" calcext:value-type="float">
            <text:p>102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37" calcext:value-type="float">
            <text:p>104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54.93" calcext:value-type="float">
            <text:p>154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ldiv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4.02" calcext:value-type="float">
            <text:p>94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25" calcext:value-type="float">
            <text:p>101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42" calcext:value-type="float">
            <text:p>100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8.38" calcext:value-type="float">
            <text:p>108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7.15" calcext:value-type="float">
            <text:p>77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93" calcext:value-type="float">
            <text:p>104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29" calcext:value-type="float">
            <text:p>101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4.49" calcext:value-type="float">
            <text:p>104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249.57" calcext:value-type="float">
            <text:p>249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77" calcext:value-type="float">
            <text:p>106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tin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tin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55.94" calcext:value-type="float">
            <text:p>55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tin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5.24" calcext:value-type="float">
            <text:p>85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tin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5.69" calcext:value-type="float">
            <text:p>95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tin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38" calcext:value-type="float">
            <text:p>102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tin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2.84" calcext:value-type="float">
            <text:p>102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29" calcext:value-type="float">
            <text:p>100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83" calcext:value-type="float">
            <text:p>104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05" calcext:value-type="float">
            <text:p>112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94" calcext:value-type="float">
            <text:p>102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99" calcext:value-type="float">
            <text:p>105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63.95" calcext:value-type="float">
            <text:p>63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55" calcext:value-type="float">
            <text:p>102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81" calcext:value-type="float">
            <text:p>102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11" calcext:value-type="float">
            <text:p>101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28" calcext:value-type="float">
            <text:p>100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7" calcext:value-type="float">
            <text:p>101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1.33" calcext:value-type="float">
            <text:p>91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2.25" calcext:value-type="float">
            <text:p>92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2.12" calcext:value-type="float">
            <text:p>92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5.89" calcext:value-type="float">
            <text:p>85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30.58" calcext:value-type="float">
            <text:p>130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4.09" calcext:value-type="float">
            <text:p>84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39.72" calcext:value-type="float">
            <text:p>139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ntserra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25" calcext:value-type="float">
            <text:p>101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ntserra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ntserra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28" calcext:value-type="float">
            <text:p>103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ntserra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45" calcext:value-type="float">
            <text:p>106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ntserra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7.34" calcext:value-type="float">
            <text:p>87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07" calcext:value-type="float">
            <text:p>103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17" calcext:value-type="float">
            <text:p>105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36.41" calcext:value-type="float">
            <text:p>136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75" calcext:value-type="float">
            <text:p>103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3.51" calcext:value-type="float">
            <text:p>103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5.71" calcext:value-type="float">
            <text:p>105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04" calcext:value-type="float">
            <text:p>104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0.94" calcext:value-type="float">
            <text:p>90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2.87" calcext:value-type="float">
            <text:p>82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8.65" calcext:value-type="float">
            <text:p>88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4.75" calcext:value-type="float">
            <text:p>114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82.39" calcext:value-type="float">
            <text:p>82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 (Federated States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 (Federated States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 (Federated States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 (Federated States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44" calcext:value-type="float">
            <text:p>100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26" calcext:value-type="float">
            <text:p>100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68" calcext:value-type="float">
            <text:p>112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30.16" calcext:value-type="float">
            <text:p>130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8.02" calcext:value-type="float">
            <text:p>118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49.96" calcext:value-type="float">
            <text:p>49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30.56" calcext:value-type="float">
            <text:p>130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43" calcext:value-type="float">
            <text:p>100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5.1" calcext:value-type="float">
            <text:p>105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55" calcext:value-type="float">
            <text:p>103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8.52" calcext:value-type="float">
            <text:p>118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3.83" calcext:value-type="float">
            <text:p>103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u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u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1.37" calcext:value-type="float">
            <text:p>101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1.23" calcext:value-type="float">
            <text:p>91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74" calcext:value-type="float">
            <text:p>103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71" calcext:value-type="float">
            <text:p>102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1.41" calcext:value-type="float">
            <text:p>111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72" calcext:value-type="float">
            <text:p>104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20.9" calcext:value-type="float">
            <text:p>120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9.82" calcext:value-type="float">
            <text:p>79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therlands Antilles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therlands Antilles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therlands Antilles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therlands Antilles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therlands Antilles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5.98" calcext:value-type="float">
            <text:p>115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w Cal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w Cal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w Cal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w Cal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4.73" calcext:value-type="float">
            <text:p>104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w Cal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he former Yugoslav Republic of Mac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he former Yugoslav Republic of Mac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92" calcext:value-type="float">
            <text:p>104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he former Yugoslav Republic of Mac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he former Yugoslav Republic of Macedo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38.94" calcext:value-type="float">
            <text:p>138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2" calcext:value-type="float">
            <text:p>103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96" calcext:value-type="float">
            <text:p>101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18" calcext:value-type="float">
            <text:p>102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7.72" calcext:value-type="float">
            <text:p>107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4.65" calcext:value-type="float">
            <text:p>94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29" calcext:value-type="float">
            <text:p>100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0.89" calcext:value-type="float">
            <text:p>90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4.04" calcext:value-type="float">
            <text:p>94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4.34" calcext:value-type="float">
            <text:p>104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9.66" calcext:value-type="float">
            <text:p>109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9.4" calcext:value-type="float">
            <text:p>129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47" calcext:value-type="float">
            <text:p>101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73" calcext:value-type="float">
            <text:p>100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42" calcext:value-type="float">
            <text:p>100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7.38" calcext:value-type="float">
            <text:p>107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6.92" calcext:value-type="float">
            <text:p>106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41" calcext:value-type="float">
            <text:p>101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0.14" calcext:value-type="float">
            <text:p>90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22" calcext:value-type="float">
            <text:p>101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0.96" calcext:value-type="float">
            <text:p>80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05" calcext:value-type="float">
            <text:p>100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3" calcext:value-type="float">
            <text:p>101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58" calcext:value-type="float">
            <text:p>102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7.61" calcext:value-type="float">
            <text:p>77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i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73" calcext:value-type="float">
            <text:p>102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i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i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8.93" calcext:value-type="float">
            <text:p>108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14" calcext:value-type="float">
            <text:p>101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29.36" calcext:value-type="float">
            <text:p>129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2.26" calcext:value-type="float">
            <text:p>102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8.02" calcext:value-type="float">
            <text:p>108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4.08" calcext:value-type="float">
            <text:p>104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0.2" calcext:value-type="float">
            <text:p>100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55" calcext:value-type="float">
            <text:p>100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20.13" calcext:value-type="float">
            <text:p>120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13.75" calcext:value-type="float">
            <text:p>113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3.05" calcext:value-type="float">
            <text:p>93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75.12" calcext:value-type="float">
            <text:p>75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8.31" calcext:value-type="float">
            <text:p>118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5.83" calcext:value-type="float">
            <text:p>105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anam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15" calcext:value-type="float">
            <text:p>102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anam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9.65" calcext:value-type="float">
            <text:p>109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anam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5" calcext:value-type="float">
            <text:p>101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48" calcext:value-type="float">
            <text:p>93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26.47" calcext:value-type="float">
            <text:p>126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8.04" calcext:value-type="float">
            <text:p>118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6.42" calcext:value-type="float">
            <text:p>106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6.31" calcext:value-type="float">
            <text:p>106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34.89" calcext:value-type="float">
            <text:p>34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61.11" calcext:value-type="float">
            <text:p>61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3.48" calcext:value-type="float">
            <text:p>103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5.99" calcext:value-type="float">
            <text:p>115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18" calcext:value-type="float">
            <text:p>100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75" calcext:value-type="float">
            <text:p>100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27" calcext:value-type="float">
            <text:p>102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206.35" calcext:value-type="float">
            <text:p>206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48" calcext:value-type="float">
            <text:p>104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39" calcext:value-type="float">
            <text:p>100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4.2" calcext:value-type="float">
            <text:p>104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8.47" calcext:value-type="float">
            <text:p>108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5.27" calcext:value-type="float">
            <text:p>105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17" calcext:value-type="float">
            <text:p>102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3.06" calcext:value-type="float">
            <text:p>103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5.52" calcext:value-type="float">
            <text:p>115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17" calcext:value-type="float">
            <text:p>106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6.32" calcext:value-type="float">
            <text:p>106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5.11" calcext:value-type="float">
            <text:p>105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2.84" calcext:value-type="float">
            <text:p>112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8.71" calcext:value-type="float">
            <text:p>88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03" calcext:value-type="float">
            <text:p>106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04" calcext:value-type="float">
            <text:p>100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11.22" calcext:value-type="float">
            <text:p>111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82" calcext:value-type="float">
            <text:p>106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2.42" calcext:value-type="float">
            <text:p>92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13.83" calcext:value-type="float">
            <text:p>113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04" calcext:value-type="float">
            <text:p>100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08" calcext:value-type="float">
            <text:p>93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86" calcext:value-type="float">
            <text:p>104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57" calcext:value-type="float">
            <text:p>92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0.63" calcext:value-type="float">
            <text:p>100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14" calcext:value-type="float">
            <text:p>101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51" calcext:value-type="float">
            <text:p>100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13" calcext:value-type="float">
            <text:p>101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63" calcext:value-type="float">
            <text:p>100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43" calcext:value-type="float">
            <text:p>101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1.68" calcext:value-type="float">
            <text:p>91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to R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to R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79" calcext:value-type="float">
            <text:p>104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to R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20.51" calcext:value-type="float">
            <text:p>120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to R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to Ri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75" calcext:value-type="float">
            <text:p>100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08" calcext:value-type="float">
            <text:p>95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5.73" calcext:value-type="float">
            <text:p>85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5.88" calcext:value-type="float">
            <text:p>85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08" calcext:value-type="float">
            <text:p>100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81" calcext:value-type="float">
            <text:p>100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3.11" calcext:value-type="float">
            <text:p>103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3.88" calcext:value-type="float">
            <text:p>103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05" calcext:value-type="float">
            <text:p>103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91" calcext:value-type="float">
            <text:p>102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.52" calcext:value-type="float">
            <text:p>109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81" calcext:value-type="float">
            <text:p>102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77" calcext:value-type="float">
            <text:p>100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05" calcext:value-type="float">
            <text:p>101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Ã©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8.23" calcext:value-type="float">
            <text:p>78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76.56" calcext:value-type="float">
            <text:p>76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7" calcext:value-type="float">
            <text:p>106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9.82" calcext:value-type="float">
            <text:p>89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7.59" calcext:value-type="float">
            <text:p>17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22.95" calcext:value-type="float">
            <text:p>122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7" calcext:value-type="float">
            <text:p>101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1.29" calcext:value-type="float">
            <text:p>111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7.59" calcext:value-type="float">
            <text:p>107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84.15" calcext:value-type="float">
            <text:p>84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71" calcext:value-type="float">
            <text:p>93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4" calcext:value-type="float">
            <text:p>104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71" calcext:value-type="float">
            <text:p>101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6.66" calcext:value-type="float">
            <text:p>116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6.96" calcext:value-type="float">
            <text:p>86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0.76" calcext:value-type="float">
            <text:p>100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240.52" calcext:value-type="float">
            <text:p>240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63.63" calcext:value-type="float">
            <text:p>63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40.94" calcext:value-type="float">
            <text:p>40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24.41" calcext:value-type="float">
            <text:p>24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56.45" calcext:value-type="float">
            <text:p>56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46" calcext:value-type="float">
            <text:p>102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23" calcext:value-type="float">
            <text:p>101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9.92" calcext:value-type="float">
            <text:p>79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int Pierre and Miquel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int Pierre and Miquel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int Pierre and Miquel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int Pierre and Miquel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4" calcext:value-type="float">
            <text:p>100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23" calcext:value-type="float">
            <text:p>102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6.69" calcext:value-type="float">
            <text:p>116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85" calcext:value-type="float">
            <text:p>100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19" calcext:value-type="float">
            <text:p>102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12.03" calcext:value-type="float">
            <text:p>112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34" calcext:value-type="float">
            <text:p>102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08" calcext:value-type="float">
            <text:p>105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4.42" calcext:value-type="float">
            <text:p>104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62" calcext:value-type="float">
            <text:p>102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87" calcext:value-type="float">
            <text:p>106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74.98" calcext:value-type="float">
            <text:p>74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16.3" calcext:value-type="float">
            <text:p>116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ychell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ychell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ychell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66" calcext:value-type="float">
            <text:p>100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ychell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3.07" calcext:value-type="float">
            <text:p>113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ychell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6" calcext:value-type="float">
            <text:p>104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30.71" calcext:value-type="float">
            <text:p>130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3.75" calcext:value-type="float">
            <text:p>113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4.81" calcext:value-type="float">
            <text:p>114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7.98" calcext:value-type="float">
            <text:p>117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9.49" calcext:value-type="float">
            <text:p>119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6.78" calcext:value-type="float">
            <text:p>116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5.05" calcext:value-type="float">
            <text:p>105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0.09" calcext:value-type="float">
            <text:p>100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34" calcext:value-type="float">
            <text:p>105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8.55" calcext:value-type="float">
            <text:p>108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33.17" calcext:value-type="float">
            <text:p>33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38" calcext:value-type="float">
            <text:p>101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1.88" calcext:value-type="float">
            <text:p>91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66.04" calcext:value-type="float">
            <text:p>66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29" calcext:value-type="float">
            <text:p>101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45.6" calcext:value-type="float">
            <text:p>145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288.78" calcext:value-type="float">
            <text:p>288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1.07" calcext:value-type="float">
            <text:p>121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86.09" calcext:value-type="float">
            <text:p>86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3.51" calcext:value-type="float">
            <text:p>123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5.33" calcext:value-type="float">
            <text:p>85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64.32" calcext:value-type="float">
            <text:p>64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5.36" calcext:value-type="float">
            <text:p>105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9.95" calcext:value-type="float">
            <text:p>109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14" calcext:value-type="float">
            <text:p>100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76" calcext:value-type="float">
            <text:p>100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19.92" calcext:value-type="float">
            <text:p>119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97" calcext:value-type="float">
            <text:p>104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6.62" calcext:value-type="float">
            <text:p>86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3.68" calcext:value-type="float">
            <text:p>93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20.01" calcext:value-type="float">
            <text:p>120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3.73" calcext:value-type="float">
            <text:p>103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80.55" calcext:value-type="float">
            <text:p>80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estern Sahar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estern Sahar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estern Sahar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9.23" calcext:value-type="float">
            <text:p>89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0.13" calcext:value-type="float">
            <text:p>90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19.3" calcext:value-type="float">
            <text:p>119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dan (former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.51" calcext:value-type="float">
            <text:p>109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7.61" calcext:value-type="float">
            <text:p>107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2.62" calcext:value-type="float">
            <text:p>92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45.12" calcext:value-type="float">
            <text:p>145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aji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9.72" calcext:value-type="float">
            <text:p>89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aji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9.62" calcext:value-type="float">
            <text:p>109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aji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21.7" calcext:value-type="float">
            <text:p>121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aji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210.16" calcext:value-type="float">
            <text:p>210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5.09" calcext:value-type="float">
            <text:p>115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56" calcext:value-type="float">
            <text:p>103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5.77" calcext:value-type="float">
            <text:p>105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5.64" calcext:value-type="float">
            <text:p>85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85" calcext:value-type="float">
            <text:p>103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89.86" calcext:value-type="float">
            <text:p>89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79" calcext:value-type="float">
            <text:p>101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0.17" calcext:value-type="float">
            <text:p>90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2.76" calcext:value-type="float">
            <text:p>92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34" calcext:value-type="float">
            <text:p>102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08" calcext:value-type="float">
            <text:p>102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6.6" calcext:value-type="float">
            <text:p>116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26" calcext:value-type="float">
            <text:p>104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5.51" calcext:value-type="float">
            <text:p>105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10.61" calcext:value-type="float">
            <text:p>110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39" calcext:value-type="float">
            <text:p>100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0.91" calcext:value-type="float">
            <text:p>100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32" calcext:value-type="float">
            <text:p>100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57" calcext:value-type="float">
            <text:p>92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56.19" calcext:value-type="float">
            <text:p>156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52" calcext:value-type="float">
            <text:p>102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4.74" calcext:value-type="float">
            <text:p>11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.25" calcext:value-type="float">
            <text:p>109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7.34" calcext:value-type="float">
            <text:p>117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36" calcext:value-type="float">
            <text:p>101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7.63" calcext:value-type="float">
            <text:p>107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46" calcext:value-type="float">
            <text:p>92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36" calcext:value-type="float">
            <text:p>101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87" calcext:value-type="float">
            <text:p>101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82" calcext:value-type="float">
            <text:p>104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43.2" calcext:value-type="float">
            <text:p>143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0.33" calcext:value-type="float">
            <text:p>90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5.23" calcext:value-type="float">
            <text:p>105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25" calcext:value-type="float">
            <text:p>106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8.34" calcext:value-type="float">
            <text:p>108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6.98" calcext:value-type="float">
            <text:p>106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6.95" calcext:value-type="float">
            <text:p>106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28" calcext:value-type="float">
            <text:p>102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07" calcext:value-type="float">
            <text:p>105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okel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76" calcext:value-type="float">
            <text:p>101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okela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74" calcext:value-type="float">
            <text:p>102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ong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97" calcext:value-type="float">
            <text:p>102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ong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ong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ong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04" calcext:value-type="float">
            <text:p>101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inidad and Toba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84.06" calcext:value-type="float">
            <text:p>84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inidad and Toba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233.31" calcext:value-type="float">
            <text:p>233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inidad and Toba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25" calcext:value-type="float">
            <text:p>101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inidad and Toba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74" calcext:value-type="float">
            <text:p>112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inidad and Toba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7.73" calcext:value-type="float">
            <text:p>87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8.01" calcext:value-type="float">
            <text:p>108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.05" calcext:value-type="float">
            <text:p>9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5.08" calcext:value-type="float">
            <text:p>85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79.32" calcext:value-type="float">
            <text:p>79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6" calcext:value-type="float">
            <text:p>103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93" calcext:value-type="float">
            <text:p>102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3.82" calcext:value-type="float">
            <text:p>103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58" calcext:value-type="float">
            <text:p>101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04" calcext:value-type="float">
            <text:p>92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89.34" calcext:value-type="float">
            <text:p>89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67" calcext:value-type="float">
            <text:p>102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2.82" calcext:value-type="float">
            <text:p>102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68" calcext:value-type="float">
            <text:p>102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85.73" calcext:value-type="float">
            <text:p>85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4.73" calcext:value-type="float">
            <text:p>94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6.23" calcext:value-type="float">
            <text:p>106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2.99" calcext:value-type="float">
            <text:p>102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United Arab Emir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60.02" calcext:value-type="float">
            <text:p>60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United Arab Emir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37" calcext:value-type="float">
            <text:p>104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United Arab Emir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7.18" calcext:value-type="float">
            <text:p>87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United Arab Emir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3.93" calcext:value-type="float">
            <text:p>73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United Arab Emir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5.13" calcext:value-type="float">
            <text:p>105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05" calcext:value-type="float">
            <text:p>100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77.51" calcext:value-type="float">
            <text:p>77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6.18" calcext:value-type="float">
            <text:p>106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uval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uvalu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9.25" calcext:value-type="float">
            <text:p>109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68" calcext:value-type="float">
            <text:p>100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95" calcext:value-type="float">
            <text:p>102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87.95" calcext:value-type="float">
            <text:p>87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21" calcext:value-type="float">
            <text:p>100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85" calcext:value-type="float">
            <text:p>95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3.33" calcext:value-type="float">
            <text:p>103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33" calcext:value-type="float">
            <text:p>103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.08" calcext:value-type="float">
            <text:p>91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3" calcext:value-type="float">
            <text:p>101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5.42" calcext:value-type="float">
            <text:p>125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7.92" calcext:value-type="float">
            <text:p>87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88" calcext:value-type="float">
            <text:p>101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32" calcext:value-type="float">
            <text:p>100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43" calcext:value-type="float">
            <text:p>102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2.21" calcext:value-type="float">
            <text:p>102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06" calcext:value-type="float">
            <text:p>101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12.29" calcext:value-type="float">
            <text:p>112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1.95" calcext:value-type="float">
            <text:p>101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67" calcext:value-type="float">
            <text:p>106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94" calcext:value-type="float">
            <text:p>101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2.93" calcext:value-type="float">
            <text:p>102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6.62" calcext:value-type="float">
            <text:p>106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7.17" calcext:value-type="float">
            <text:p>107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6" calcext:value-type="float">
            <text:p>105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8.18" calcext:value-type="float">
            <text:p>118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14" calcext:value-type="float">
            <text:p>104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72" calcext:value-type="float">
            <text:p>104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9.5" calcext:value-type="float">
            <text:p>109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2.07" calcext:value-type="float">
            <text:p>112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2.27" calcext:value-type="float">
            <text:p>112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34.43" calcext:value-type="float">
            <text:p>34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4.53" calcext:value-type="float">
            <text:p>114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7.38" calcext:value-type="float">
            <text:p>107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43" calcext:value-type="float">
            <text:p>101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1.09" calcext:value-type="float">
            <text:p>111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76" calcext:value-type="float">
            <text:p>100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7.81" calcext:value-type="float">
            <text:p>117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12.73" calcext:value-type="float">
            <text:p>112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3.88" calcext:value-type="float">
            <text:p>113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9.5" calcext:value-type="float">
            <text:p>109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22" calcext:value-type="float">
            <text:p>104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4.89" calcext:value-type="float">
            <text:p>84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.65" calcext:value-type="float">
            <text:p>109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44" calcext:value-type="float">
            <text:p>104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11.04" calcext:value-type="float">
            <text:p>111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8.53" calcext:value-type="float">
            <text:p>108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3.03" calcext:value-type="float">
            <text:p>93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ritish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ritish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ritish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0.86" calcext:value-type="float">
            <text:p>90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ritish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5.68" calcext:value-type="float">
            <text:p>105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5.85" calcext:value-type="float">
            <text:p>105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62" calcext:value-type="float">
            <text:p>100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allis and Futuna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allis and Futuna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allis and Futuna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allis and Futuna Island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98" calcext:value-type="float">
            <text:p>100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amo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amo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amo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38" calcext:value-type="float">
            <text:p>103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35" calcext:value-type="float">
            <text:p>100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57" calcext:value-type="float">
            <text:p>100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77.06" calcext:value-type="float">
            <text:p>77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92" calcext:value-type="float">
            <text:p>100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17.56" calcext:value-type="float">
            <text:p>11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89.32" calcext:value-type="float">
            <text:p>89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66.12" calcext:value-type="float">
            <text:p>66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81.91" calcext:value-type="float">
            <text:p>81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69" calcext:value-type="float">
            <text:p>104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59.98" calcext:value-type="float">
            <text:p>59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74.61" calcext:value-type="float">
            <text:p>74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15" calcext:value-type="float">
            <text:p>103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44" calcext:value-type="float">
            <text:p>101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32.32" calcext:value-type="float">
            <text:p>32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8.44" calcext:value-type="float">
            <text:p>18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ontenegr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ontenegr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ontenegr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ontenegr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ccupied Palestinian Territo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14" calcext:value-type="float">
            <text:p>104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ccupied Palestinian Territo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36" calcext:value-type="float">
            <text:p>101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ccupied Palestinian Territo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ccupied Palestinian Territor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1.46" calcext:value-type="float">
            <text:p>91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69" calcext:value-type="float">
            <text:p>101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89.26" calcext:value-type="float">
            <text:p>89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5.04" calcext:value-type="float">
            <text:p>105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3" calcext:value-type="float">
            <text:p>102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3.35" calcext:value-type="float">
            <text:p>103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3.4" calcext:value-type="float">
            <text:p>103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03" calcext:value-type="float">
            <text:p>102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39" calcext:value-type="float">
            <text:p>92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39" calcext:value-type="float">
            <text:p>102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1.17" calcext:value-type="float">
            <text:p>101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1.91" calcext:value-type="float">
            <text:p>101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75" calcext:value-type="float">
            <text:p>106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21" calcext:value-type="float">
            <text:p>102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35" calcext:value-type="float">
            <text:p>101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2.93" calcext:value-type="float">
            <text:p>102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49" calcext:value-type="float">
            <text:p>101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75" calcext:value-type="float">
            <text:p>102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87" calcext:value-type="float">
            <text:p>100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9" calcext:value-type="float">
            <text:p>101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0.59" calcext:value-type="float">
            <text:p>100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3.87" calcext:value-type="float">
            <text:p>103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22" calcext:value-type="float">
            <text:p>106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5.24" calcext:value-type="float">
            <text:p>105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37" calcext:value-type="float">
            <text:p>102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5.02" calcext:value-type="float">
            <text:p>105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71" calcext:value-type="float">
            <text:p>101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21" calcext:value-type="float">
            <text:p>100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64" calcext:value-type="float">
            <text:p>100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4.53" calcext:value-type="float">
            <text:p>104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6.3" calcext:value-type="float">
            <text:p>106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05" calcext:value-type="float">
            <text:p>100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69" calcext:value-type="float">
            <text:p>102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4.71" calcext:value-type="float">
            <text:p>104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2.77" calcext:value-type="float">
            <text:p>102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64" calcext:value-type="float">
            <text:p>103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71" calcext:value-type="float">
            <text:p>101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12" calcext:value-type="float">
            <text:p>102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42" calcext:value-type="float">
            <text:p>101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Ea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6.87" calcext:value-type="float">
            <text:p>106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56" calcext:value-type="float">
            <text:p>100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29" calcext:value-type="float">
            <text:p>106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11" calcext:value-type="float">
            <text:p>101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9.18" calcext:value-type="float">
            <text:p>89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Middle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21" calcext:value-type="float">
            <text:p>103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5.73" calcext:value-type="float">
            <text:p>105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12" calcext:value-type="float">
            <text:p>103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7.74" calcext:value-type="float">
            <text:p>107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7.32" calcext:value-type="float">
            <text:p>107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9.22" calcext:value-type="float">
            <text:p>109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25" calcext:value-type="float">
            <text:p>100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05" calcext:value-type="float">
            <text:p>102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14.22" calcext:value-type="float">
            <text:p>114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09" calcext:value-type="float">
            <text:p>102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Nor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7.56" calcext:value-type="float">
            <text:p>10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8.15" calcext:value-type="float">
            <text:p>108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09" calcext:value-type="float">
            <text:p>100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49" calcext:value-type="float">
            <text:p>102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43" calcext:value-type="float">
            <text:p>103.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71" calcext:value-type="float">
            <text:p>101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19.97" calcext:value-type="float">
            <text:p>119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South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7.23" calcext:value-type="float">
            <text:p>107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13" calcext:value-type="float">
            <text:p>101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45" calcext:value-type="float">
            <text:p>100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73" calcext:value-type="float">
            <text:p>102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83" calcext:value-type="float">
            <text:p>101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2.11" calcext:value-type="float">
            <text:p>92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5.71" calcext:value-type="float">
            <text:p>105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0.05" calcext:value-type="float">
            <text:p>90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Western Af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0.67" calcext:value-type="float">
            <text:p>100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2.42" calcext:value-type="float">
            <text:p>102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38" calcext:value-type="float">
            <text:p>101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1.04" calcext:value-type="float">
            <text:p>101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merica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8.32" calcext:value-type="float">
            <text:p>108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54" calcext:value-type="float">
            <text:p>101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59" calcext:value-type="float">
            <text:p>101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14" calcext:value-type="float">
            <text:p>100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1.1" calcext:value-type="float">
            <text:p>101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2.01" calcext:value-type="float">
            <text:p>102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8" calcext:value-type="float">
            <text:p>100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41" calcext:value-type="float">
            <text:p>100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1.93" calcext:value-type="float">
            <text:p>101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orthern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3.13" calcext:value-type="float">
            <text:p>123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46" calcext:value-type="float">
            <text:p>102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36" calcext:value-type="float">
            <text:p>101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44" calcext:value-type="float">
            <text:p>100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87" calcext:value-type="float">
            <text:p>101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entral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59" calcext:value-type="float">
            <text:p>100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2" calcext:value-type="float">
            <text:p>104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81.53" calcext:value-type="float">
            <text:p>81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aribbea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6.31" calcext:value-type="float">
            <text:p>106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44" calcext:value-type="float">
            <text:p>104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66" calcext:value-type="float">
            <text:p>100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1.3" calcext:value-type="float">
            <text:p>101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0.21" calcext:value-type="float">
            <text:p>100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7.4" calcext:value-type="float">
            <text:p>107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03" calcext:value-type="float">
            <text:p>102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5.04" calcext:value-type="float">
            <text:p>105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7.16" calcext:value-type="float">
            <text:p>117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outh Americ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21" calcext:value-type="float">
            <text:p>100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2.75" calcext:value-type="float">
            <text:p>102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78" calcext:value-type="float">
            <text:p>101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3.16" calcext:value-type="float">
            <text:p>103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2.57" calcext:value-type="float">
            <text:p>102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48" calcext:value-type="float">
            <text:p>101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52" calcext:value-type="float">
            <text:p>100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4.62" calcext:value-type="float">
            <text:p>94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82" calcext:value-type="float">
            <text:p>103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6.36" calcext:value-type="float">
            <text:p>96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0.63" calcext:value-type="float">
            <text:p>100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1" calcext:value-type="float">
            <text:p>106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66" calcext:value-type="float">
            <text:p>102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5.47" calcext:value-type="float">
            <text:p>105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02" calcext:value-type="float">
            <text:p>103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3.75" calcext:value-type="float">
            <text:p>103.7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1.15" calcext:value-type="float">
            <text:p>111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20.02" calcext:value-type="float">
            <text:p>120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28.04" calcext:value-type="float">
            <text:p>128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3.42" calcext:value-type="float">
            <text:p>113.4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entral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9.19" calcext:value-type="float">
            <text:p>109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1.38" calcext:value-type="float">
            <text:p>101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89.29" calcext:value-type="float">
            <text:p>89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4.69" calcext:value-type="float">
            <text:p>104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2.2" calcext:value-type="float">
            <text:p>102.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3.25" calcext:value-type="float">
            <text:p>103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3.46" calcext:value-type="float">
            <text:p>103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07" calcext:value-type="float">
            <text:p>102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45" calcext:value-type="float">
            <text:p>92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02" calcext:value-type="float">
            <text:p>103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1.21" calcext:value-type="float">
            <text:p>101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6.71" calcext:value-type="float">
            <text:p>106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25" calcext:value-type="float">
            <text:p>102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8.76" calcext:value-type="float">
            <text:p>108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3.98" calcext:value-type="float">
            <text:p>103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4.19" calcext:value-type="float">
            <text:p>104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3.69" calcext:value-type="float">
            <text:p>93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7.4" calcext:value-type="float">
            <text:p>107.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36" calcext:value-type="float">
            <text:p>102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South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65" calcext:value-type="float">
            <text:p>100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8" calcext:value-type="float">
            <text:p>102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4.85" calcext:value-type="float">
            <text:p>104.8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7.33" calcext:value-type="float">
            <text:p>107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12.95" calcext:value-type="float">
            <text:p>112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7.67" calcext:value-type="float">
            <text:p>107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1.25" calcext:value-type="float">
            <text:p>101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11.37" calcext:value-type="float">
            <text:p>111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6.38" calcext:value-type="float">
            <text:p>106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5.8" calcext:value-type="float">
            <text:p>105.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4.83" calcext:value-type="float">
            <text:p>104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South-Ea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2.32" calcext:value-type="float">
            <text:p>102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20.94" calcext:value-type="float">
            <text:p>120.9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47" calcext:value-type="float">
            <text:p>101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33.51" calcext:value-type="float">
            <text:p>133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1.87" calcext:value-type="float">
            <text:p>91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1" calcext:value-type="float">
            <text:p>101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81.41" calcext:value-type="float">
            <text:p>81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15.32" calcext:value-type="float">
            <text:p>115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Western A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82" calcext:value-type="float">
            <text:p>101.8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39.01" calcext:value-type="float">
            <text:p>39.0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06" calcext:value-type="float">
            <text:p>100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52" calcext:value-type="float">
            <text:p>95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5.46" calcext:value-type="float">
            <text:p>105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89.37" calcext:value-type="float">
            <text:p>89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4.45" calcext:value-type="float">
            <text:p>94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08" calcext:value-type="float">
            <text:p>101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17.87" calcext:value-type="float">
            <text:p>117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87" calcext:value-type="float">
            <text:p>100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6.59" calcext:value-type="float">
            <text:p>86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1.58" calcext:value-type="float">
            <text:p>101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21" calcext:value-type="float">
            <text:p>102.2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6.58" calcext:value-type="float">
            <text:p>106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30.29" calcext:value-type="float">
            <text:p>130.2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4.95" calcext:value-type="float">
            <text:p>94.9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2.25" calcext:value-type="float">
            <text:p>102.2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8.79" calcext:value-type="float">
            <text:p>108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11.51" calcext:value-type="float">
            <text:p>111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10.61" calcext:value-type="float">
            <text:p>110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Ea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202.18" calcext:value-type="float">
            <text:p>202.1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08" calcext:value-type="float">
            <text:p>104.0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88.02" calcext:value-type="float">
            <text:p>88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86.5" calcext:value-type="float">
            <text:p>86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0.03" calcext:value-type="float">
            <text:p>100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3.72" calcext:value-type="float">
            <text:p>103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Nor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33.38" calcext:value-type="float">
            <text:p>33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5.13" calcext:value-type="float">
            <text:p>15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7.56" calcext:value-type="float">
            <text:p>1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3.46" calcext:value-type="float">
            <text:p>103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00.17" calcext:value-type="float">
            <text:p>100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2.68" calcext:value-type="float">
            <text:p>102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1.06" calcext:value-type="float">
            <text:p>91.0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South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0.63" calcext:value-type="float">
            <text:p>100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8.98" calcext:value-type="float">
            <text:p>108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6.24" calcext:value-type="float">
            <text:p>106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39" calcext:value-type="float">
            <text:p>104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Western Europ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81.93" calcext:value-type="float">
            <text:p>81.9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98" calcext:value-type="float">
            <text:p>101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8.55" calcext:value-type="float">
            <text:p>108.5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5.54" calcext:value-type="float">
            <text:p>105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37.27" calcext:value-type="float">
            <text:p>137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73" calcext:value-type="float">
            <text:p>101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7.45" calcext:value-type="float">
            <text:p>107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3.54" calcext:value-type="float">
            <text:p>103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cean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8.96" calcext:value-type="float">
            <text:p>128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2.1" calcext:value-type="float">
            <text:p>102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9.57" calcext:value-type="float">
            <text:p>109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5.72" calcext:value-type="float">
            <text:p>105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37.62" calcext:value-type="float">
            <text:p>137.6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84" calcext:value-type="float">
            <text:p>101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7.59" calcext:value-type="float">
            <text:p>107.5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Australia &amp; New Zeal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29.09" calcext:value-type="float">
            <text:p>129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1.76" calcext:value-type="float">
            <text:p>101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1.71" calcext:value-type="float">
            <text:p>101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57" calcext:value-type="float">
            <text:p>101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ela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3.7" calcext:value-type="float">
            <text:p>103.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Micr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13" calcext:value-type="float">
            <text:p>100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Micr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0.13" calcext:value-type="float">
            <text:p>100.1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Micr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73" calcext:value-type="float">
            <text:p>100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Micr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0.57" calcext:value-type="float">
            <text:p>100.5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Micro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8.33" calcext:value-type="float">
            <text:p>108.3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Polynesi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1.83" calcext:value-type="float">
            <text:p>101.8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5.77" calcext:value-type="float">
            <text:p>105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5.09" calcext:value-type="float">
            <text:p>95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4.34" calcext:value-type="float">
            <text:p>94.3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102.16" calcext:value-type="float">
            <text:p>102.1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117.64" calcext:value-type="float">
            <text:p>117.6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Meat indigenous, mu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66" calcext:value-type="float">
            <text:p>100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1.45" calcext:value-type="float">
            <text:p>101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2.65" calcext:value-type="float">
            <text:p>102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European Unio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87.52" calcext:value-type="float">
            <text:p>87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72" calcext:value-type="float">
            <text:p>100.7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31" calcext:value-type="float">
            <text:p>100.3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4.87" calcext:value-type="float">
            <text:p>104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3.07" calcext:value-type="float">
            <text:p>103.0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5.3" calcext:value-type="float">
            <text:p>105.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6.19" calcext:value-type="float">
            <text:p>106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Least Developed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56" calcext:value-type="float">
            <text:p>103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2.54" calcext:value-type="float">
            <text:p>102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71" calcext:value-type="float">
            <text:p>100.7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1.45" calcext:value-type="float">
            <text:p>101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1.49" calcext:value-type="float">
            <text:p>101.4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2.58" calcext:value-type="float">
            <text:p>102.5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6.92" calcext:value-type="float">
            <text:p>106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2.02" calcext:value-type="float">
            <text:p>92.0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Land Locked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6.03" calcext:value-type="float">
            <text:p>106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0.68" calcext:value-type="float">
            <text:p>100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5.36" calcext:value-type="float">
            <text:p>105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24.09" calcext:value-type="float">
            <text:p>124.0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05" calcext:value-type="float">
            <text:p>103.0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77.56" calcext:value-type="float">
            <text:p>77.5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104.66" calcext:value-type="float">
            <text:p>104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Small Island Developing Sta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95.15" calcext:value-type="float">
            <text:p>95.1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0.39" calcext:value-type="float">
            <text:p>100.3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0.03" calcext:value-type="float">
            <text:p>100.0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1.12" calcext:value-type="float">
            <text:p>101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100.12" calcext:value-type="float">
            <text:p>100.1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68" calcext:value-type="float">
            <text:p>101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2.84" calcext:value-type="float">
            <text:p>102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91.47" calcext:value-type="float">
            <text:p>91.4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5.41" calcext:value-type="float">
            <text:p>105.41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04.17" calcext:value-type="float">
            <text:p>104.1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Low Income Food Deficit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1.99" calcext:value-type="float">
            <text:p>101.9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eat indigenous, cattle</text:p>
          </table:table-cell>
          <table:table-cell office:value-type="float" office:value="2006" calcext:value-type="float">
            <text:p>2006</text:p>
          </table:table-cell>
          <table:table-cell office:value-type="float" office:value="104.68" calcext:value-type="float">
            <text:p>104.6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eat indigenous, buffalo</text:p>
          </table:table-cell>
          <table:table-cell office:value-type="float" office:value="2006" calcext:value-type="float">
            <text:p>2006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eat indigenous, sheep</text:p>
          </table:table-cell>
          <table:table-cell office:value-type="float" office:value="2006" calcext:value-type="float">
            <text:p>2006</text:p>
          </table:table-cell>
          <table:table-cell office:value-type="float" office:value="100.27" calcext:value-type="float">
            <text:p>100.2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eat indigenous, goat</text:p>
          </table:table-cell>
          <table:table-cell office:value-type="float" office:value="2006" calcext:value-type="float">
            <text:p>2006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eat indigenous, pig</text:p>
          </table:table-cell>
          <table:table-cell office:value-type="float" office:value="2006" calcext:value-type="float">
            <text:p>2006</text:p>
          </table:table-cell>
          <table:table-cell office:value-type="float" office:value="106.28" calcext:value-type="float">
            <text:p>106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eat indigenous, duck</text:p>
          </table:table-cell>
          <table:table-cell office:value-type="float" office:value="2006" calcext:value-type="float">
            <text:p>2006</text:p>
          </table:table-cell>
          <table:table-cell office:value-type="float" office:value="104.28" calcext:value-type="float">
            <text:p>104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eat indigenous, geese</text:p>
          </table:table-cell>
          <table:table-cell office:value-type="float" office:value="2006" calcext:value-type="float">
            <text:p>200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at indigenous, bird nes</text:p>
          </table:table-cell>
          <table:table-cell office:value-type="float" office:value="2006" calcext:value-type="float">
            <text:p>2006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eat indigenous, 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07.44" calcext:value-type="float">
            <text:p>107.4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eat indigenous, chicken</text:p>
          </table:table-cell>
          <table:table-cell office:value-type="float" office:value="2006" calcext:value-type="float">
            <text:p>2006</text:p>
          </table:table-cell>
          <table:table-cell office:value-type="float" office:value="103.76" calcext:value-type="float">
            <text:p>103.7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at indigenous, horse</text:p>
          </table:table-cell>
          <table:table-cell office:value-type="float" office:value="2006" calcext:value-type="float">
            <text:p>2006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eat indigenous, ass</text:p>
          </table:table-cell>
          <table:table-cell office:value-type="float" office:value="2006" calcext:value-type="float">
            <text:p>200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Meat indigenous, camel</text:p>
          </table:table-cell>
          <table:table-cell office:value-type="float" office:value="2006" calcext:value-type="float">
            <text:p>2006</text:p>
          </table:table-cell>
          <table:table-cell office:value-type="float" office:value="104.28" calcext:value-type="float">
            <text:p>104.28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eat indigenous, rabbit</text:p>
          </table:table-cell>
          <table:table-cell office:value-type="float" office:value="2006" calcext:value-type="float">
            <text:p>2006</text:p>
          </table:table-cell>
          <table:table-cell office:value-type="float" office:value="113.66" calcext:value-type="float">
            <text:p>113.6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eat indigenous, rodents</text:p>
          </table:table-cell>
          <table:table-cell office:value-type="float" office:value="2006" calcext:value-type="float">
            <text:p>2006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Meat indigenous, other camelids</text:p>
          </table:table-cell>
          <table:table-cell office:value-type="float" office:value="2006" calcext:value-type="float">
            <text:p>2006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eat, game</text:p>
          </table:table-cell>
          <table:table-cell office:value-type="float" office:value="2006" calcext:value-type="float">
            <text:p>200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duction Indices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Net Food Importing Developing Countri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oss per capita Production Index Number (2004-2006 = 100)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eat, nes</text:p>
          </table:table-cell>
          <table:table-cell office:value-type="float" office:value="2006" calcext:value-type="float">
            <text:p>2006</text:p>
          </table:table-cell>
          <table:table-cell office:value-type="float" office:value="103.45" calcext:value-type="float">
            <text:p>103.4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FAOSTAT Date: Tue Oct 20 10:10:26 CEST 2015</text:p>
          </table:table-cell>
          <table:table-cell table:number-columns-repeated="2"/>
          <table:table-cell table:style-name="Default" table:number-columns-repeated="9"/>
        </table:table-row>
      </table:table>
      <table:named-expressions>
        <table:named-range table:name="HTML_1" table:base-cell-address="$Sheet1.$A$1" table:cell-range-address=".$A$1:.$L$1941"/>
        <table:named-range table:name="HTML_all" table:base-cell-address="$Sheet1.$A$1" table:cell-range-address=".$A$1:.$L$1941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331" meta:object-count="0"/>
    <meta:generator>LibreOffice/5.0.2.2$Linux_X86_64 LibreOffice_project/00m0$Build-2</meta:generator>
  </office:meta>
</office:document-meta>
</file>